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2" calcext:value-type="float">
            <text:p>2.12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24" calcext:value-type="float">
            <text:p>4.24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48" calcext:value-type="float">
            <text:p>8.48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6.95" calcext:value-type="float">
            <text:p>16.9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2" calcext:value-type="float">
            <text:p>2.12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24" calcext:value-type="float">
            <text:p>4.24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48" calcext:value-type="float">
            <text:p>8.48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6.95" calcext:value-type="float">
            <text:p>16.9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2" calcext:value-type="float">
            <text:p>2.12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24" calcext:value-type="float">
            <text:p>4.24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48" calcext:value-type="float">
            <text:p>8.48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6.95" calcext:value-type="float">
            <text:p>16.9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2" calcext:value-type="float">
            <text:p>2.12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24" calcext:value-type="float">
            <text:p>4.24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48" calcext:value-type="float">
            <text:p>8.48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6.95" calcext:value-type="float">
            <text:p>16.9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1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, за исключением пробы 44 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20:03:57.9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39S</meta:editing-duration>
    <meta:editing-cycles>3</meta:editing-cycles>
    <meta:generator>LibreOffice/5.2.7.2$Windows_x86 LibreOffice_project/2b7f1e640c46ceb28adf43ee075a6e8b8439ed10</meta:generator>
    <dc:date>2018-09-15T20:11:14.920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